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V_laser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stance in x </text:p>
          </table:table-cell>
          <table:table-cell office:value-type="string" calcext:value-type="string">
            <text:p>x-x0</text:p>
          </table:table-cell>
          <table:table-cell office:value-type="string" calcext:value-type="string">
            <text:p>x/d (mm)</text:p>
          </table:table-cell>
          <table:table-cell office:value-type="string" calcext:value-type="string">
            <text:p>ATAN(C20)*180/PI()</text:p>
          </table:table-cell>
          <table:table-cell office:value-type="string" calcext:value-type="string">
            <text:p>60 inches</text:p>
          </table:table-cell>
          <table:table-cell office:value-type="string" calcext:value-type="string">
            <text:p>Distance in x </text:p>
          </table:table-cell>
          <table:table-cell office:value-type="string" calcext:value-type="string">
            <text:p>x-x0</text:p>
          </table:table-cell>
          <table:table-cell table:number-columns-repeated="2"/>
          <table:table-cell office:value-type="string" calcext:value-type="string">
            <text:p>80 inches </text:p>
          </table:table-cell>
          <table:table-cell office:value-type="string" calcext:value-type="string">
            <text:p>Distance in x </text:p>
          </table:table-cell>
          <table:table-cell office:value-type="string" calcext:value-type="string">
            <text:p>80 inches, rod shifted </text:p>
          </table:table-cell>
          <table:table-cell office:value-type="string" calcext:value-type="string">
            <text:p>Distance in x </text:p>
          </table:table-cell>
          <table:table-cell office:value-type="string" calcext:value-type="string">
            <text:p>40 inches 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0.007662835" calcext:value-type="float">
            <text:p>-0.007662835</text:p>
          </table:table-cell>
          <table:table-cell office:value-type="float" office:value="-0.439039526" calcext:value-type="float">
            <text:p>-0.43903952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0.003857281" calcext:value-type="float">
            <text:p>-0.003857281</text:p>
          </table:table-cell>
          <table:table-cell office:value-type="float" office:value="-0.221004804" calcext:value-type="float">
            <text:p>-0.221004804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0.006385696" calcext:value-type="float">
            <text:p>-0.006385696</text:p>
          </table:table-cell>
          <table:table-cell office:value-type="float" office:value="-0.365868459" calcext:value-type="float">
            <text:p>-0.36586845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0.00289296" calcext:value-type="float">
            <text:p>-0.00289296</text:p>
          </table:table-cell>
          <table:table-cell office:value-type="float" office:value="-0.165753962" calcext:value-type="float">
            <text:p>-0.165753962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0.005108557" calcext:value-type="float">
            <text:p>-0.005108557</text:p>
          </table:table-cell>
          <table:table-cell office:value-type="float" office:value="-0.2926962" calcext:value-type="float">
            <text:p>-0.292696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0.00192864" calcext:value-type="float">
            <text:p>-0.00192864</text:p>
          </table:table-cell>
          <table:table-cell office:value-type="float" office:value="-0.110502813" calcext:value-type="float">
            <text:p>-0.11050281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0.003831418" calcext:value-type="float">
            <text:p>-0.003831418</text:p>
          </table:table-cell>
          <table:table-cell office:value-type="float" office:value="-0.219522985" calcext:value-type="float">
            <text:p>-0.219522985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0.00096432" calcext:value-type="float">
            <text:p>-0.00096432</text:p>
          </table:table-cell>
          <table:table-cell office:value-type="float" office:value="-0.055251458" calcext:value-type="float">
            <text:p>-0.055251458</text:p>
          </table:table-cell>
          <table:table-cell office:value-type="float" office:value="0.152" calcext:value-type="float">
            <text:p>0.15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0.002554278" calcext:value-type="float">
            <text:p>-0.002554278</text:p>
          </table:table-cell>
          <table:table-cell office:value-type="float" office:value="-0.146349055" calcext:value-type="float">
            <text:p>-0.1463490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0" calcext:value-type="float">
            <text:p>0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0.001277139" calcext:value-type="float">
            <text:p>-0.001277139</text:p>
          </table:table-cell>
          <table:table-cell office:value-type="float" office:value="-0.073174647" calcext:value-type="float">
            <text:p>-0.07317464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6432" calcext:value-type="float">
            <text:p>0.00096432</text:p>
          </table:table-cell>
          <table:table-cell office:value-type="float" office:value="0.055251458" calcext:value-type="float">
            <text:p>0.055251458</text:p>
          </table:table-cell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92864" calcext:value-type="float">
            <text:p>0.00192864</text:p>
          </table:table-cell>
          <table:table-cell office:value-type="float" office:value="0.110502813" calcext:value-type="float">
            <text:p>0.110502813</text:p>
          </table:table-cell>
          <table:table-cell office:value-type="float" office:value="1.04" calcext:value-type="float">
            <text:p>1.04</text:p>
          </table:table-cell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1277139" calcext:value-type="float">
            <text:p>0.001277139</text:p>
          </table:table-cell>
          <table:table-cell office:value-type="float" office:value="0.073174647" calcext:value-type="float">
            <text:p>0.073174647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289296" calcext:value-type="float">
            <text:p>0.00289296</text:p>
          </table:table-cell>
          <table:table-cell office:value-type="float" office:value="0.165753962" calcext:value-type="float">
            <text:p>0.165753962</text:p>
          </table:table-cell>
          <table:table-cell office:value-type="float" office:value="0.216" calcext:value-type="float">
            <text:p>0.216</text:p>
          </table:table-cell>
          <table:table-cell office:value-type="float" office:value="4" calcext:value-type="float">
            <text:p>4</text:p>
          </table:table-cell>
          <table:table-cell office:value-type="float" office:value="1.232" calcext:value-type="float">
            <text:p>1.232</text:p>
          </table:table-cell>
          <table:table-cell office:value-type="float" office:value="4" calcext:value-type="float">
            <text:p>4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2554278" calcext:value-type="float">
            <text:p>0.002554278</text:p>
          </table:table-cell>
          <table:table-cell office:value-type="float" office:value="0.146349055" calcext:value-type="float">
            <text:p>0.14634905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857281" calcext:value-type="float">
            <text:p>0.003857281</text:p>
          </table:table-cell>
          <table:table-cell office:value-type="float" office:value="0.221004804" calcext:value-type="float">
            <text:p>0.2210048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03831418" calcext:value-type="float">
            <text:p>0.003831418</text:p>
          </table:table-cell>
          <table:table-cell office:value-type="float" office:value="0.219522985" calcext:value-type="float">
            <text:p>0.219522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4821601" calcext:value-type="float">
            <text:p>0.004821601</text:p>
          </table:table-cell>
          <table:table-cell office:value-type="float" office:value="0.276255234" calcext:value-type="float">
            <text:p>0.27625523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formula="of:=[.C2]/[.D2]" office:value-type="float" office:value="0.0174536335482469" calcext:value-type="float">
            <text:p>0.017453633548247</text:p>
          </table:table-cell>
          <table:table-cell table:formula="of:=[.C2]*[.D2]" office:value-type="float" office:value="0.00336428744621621" calcext:value-type="float">
            <text:p>0.003364287446216</text:p>
          </table:table-cell>
          <table:table-cell table:formula="of:=[.D2]/[.C2]" office:value-type="float" office:value="57.2946600050764" calcext:value-type="float">
            <text:p>57.2946600050764</text:p>
          </table:table-cell>
          <table:table-cell table:number-columns-repeated="3"/>
          <table:table-cell table:formula="of:=[.I2]/[.H2]" office:value-type="float" office:value="57.2954897504227" calcext:value-type="float">
            <text:p>57.2954897504227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D3]/[.C3]" office:value-type="float" office:value="57.295001046088" calcext:value-type="float">
            <text:p>57.295001046088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formula="of:=[.B2]/((60*25.4)+42)" office:value-type="float" office:value="-0.00766283524904215" calcext:value-type="float">
            <text:p>-0.007662835249042</text:p>
          </table:table-cell>
          <table:table-cell table:formula="of:==ATAN([.C20])*180/PI()" office:value-type="float" office:value="-0.439039525681664" calcext:value-type="float">
            <text:p>-0.43903952568166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7:00:29.053187668</dc:date>
    <meta:editing-duration>PT2M39S</meta:editing-duration>
    <meta:editing-cycles>1</meta:editing-cycles>
    <meta:document-statistic meta:table-count="1" meta:cell-count="147" meta:object-count="0"/>
    <meta:generator>LibreOffice/5.3.6.1$Linux_X86_64 LibreOffice_project/30$Build-1</meta:generator>
  </office:meta>
</office:document-meta>
</file>